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16pt" fo:font-weight="bold" style:font-size-asian="16pt" style:font-weight-asian="bold" style:font-weight-complex="bold"/>
    </style:style>
    <style:style style:name="P2" style:family="paragraph" style:parent-style-name="Standard">
      <style:paragraph-properties fo:text-align="justify" style:justify-single-word="false" style:writing-mode="lr-tb"/>
      <style:text-properties fo:font-size="16pt" fo:font-weight="bold" style:font-size-asian="16pt" style:font-weight-asian="bold" style:font-weight-complex="bold"/>
    </style:style>
    <style:style style:name="P3" style:family="paragraph" style:parent-style-name="Standard">
      <style:paragraph-properties fo:text-align="justify" style:justify-single-word="false" style:writing-mode="lr-tb"/>
      <style:text-properties fo:font-size="16pt" fo:font-weight="bold" officeooo:rsid="01149bc5" officeooo:paragraph-rsid="00b59b11" style:font-size-asian="16pt" style:font-weight-asian="bold" style:font-weight-complex="bold"/>
    </style:style>
    <style:style style:name="P4" style:family="paragraph" style:parent-style-name="Standard">
      <style:paragraph-properties fo:text-align="justify" style:justify-single-word="false" style:writing-mode="lr-tb"/>
      <style:text-properties fo:font-size="16pt" fo:font-weight="bold" officeooo:rsid="013aeda9" officeooo:paragraph-rsid="00b59b11" style:font-size-asian="16pt" style:font-weight-asian="bold" style:font-weight-complex="bold"/>
    </style:style>
    <style:style style:name="P5" style:family="paragraph" style:parent-style-name="Standard">
      <style:paragraph-properties fo:text-align="justify" style:justify-single-word="false" style:writing-mode="lr-tb"/>
      <style:text-properties officeooo:paragraph-rsid="0072f671"/>
    </style:style>
    <style:style style:name="P6" style:family="paragraph" style:parent-style-name="Standard">
      <style:paragraph-properties fo:text-align="justify" style:justify-single-word="false" style:writing-mode="lr-tb"/>
      <style:text-properties officeooo:paragraph-rsid="00b59b11"/>
    </style:style>
    <style:style style:name="P7" style:family="paragraph" style:parent-style-name="Standard">
      <style:paragraph-properties fo:text-align="justify" style:justify-single-word="false" style:writing-mode="lr-tb"/>
      <style:text-properties fo:font-size="16pt" fo:font-weight="bold" officeooo:rsid="007e4c3b" officeooo:paragraph-rsid="0072f671" style:font-size-asian="16pt" style:font-weight-asian="bold" style:font-weight-complex="bold"/>
    </style:style>
    <style:style style:name="P8" style:family="paragraph" style:parent-style-name="Standard">
      <style:paragraph-properties fo:text-align="justify" style:justify-single-word="false" style:writing-mode="lr-tb"/>
      <style:text-properties fo:font-size="14pt" fo:font-weight="normal" officeooo:rsid="016f7e79" officeooo:paragraph-rsid="016f7e79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 style:writing-mode="lr-tb"/>
      <style:text-properties fo:font-size="14pt" fo:font-weight="normal" officeooo:rsid="017078a3" officeooo:paragraph-rsid="017078a3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 style:writing-mode="lr-tb"/>
      <style:text-properties fo:font-size="14pt" fo:font-weight="normal" officeooo:rsid="017078a3" officeooo:paragraph-rsid="01764bee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 style:writing-mode="lr-tb"/>
      <style:text-properties fo:font-size="14pt" fo:font-weight="normal" officeooo:rsid="01764bee" officeooo:paragraph-rsid="01764be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 style:writing-mode="lr-tb"/>
      <style:text-properties fo:font-size="14pt" fo:font-weight="normal" officeooo:rsid="01764bee" officeooo:paragraph-rsid="01768c3e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 style:writing-mode="lr-tb"/>
      <style:text-properties fo:font-size="14pt" fo:font-weight="normal" officeooo:rsid="01764bee" officeooo:paragraph-rsid="0177a6bc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 style:writing-mode="lr-tb"/>
      <style:text-properties fo:font-size="14pt" fo:font-weight="normal" officeooo:rsid="01790378" officeooo:paragraph-rsid="01790378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 style:writing-mode="lr-tb"/>
      <style:text-properties fo:font-size="14pt" fo:font-weight="normal" officeooo:rsid="0179f53b" officeooo:paragraph-rsid="0179f53b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 style:writing-mode="lr-tb"/>
      <style:text-properties fo:font-size="14pt" fo:font-weight="normal" officeooo:rsid="017b4689" officeooo:paragraph-rsid="017b4689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 style:writing-mode="lr-tb"/>
      <style:text-properties fo:font-size="14pt" fo:font-weight="normal" officeooo:rsid="017f2ed6" officeooo:paragraph-rsid="017f2ed6" style:font-size-asian="12pt" style:font-weight-asian="normal" style:font-size-complex="12pt" style:font-weight-complex="normal"/>
    </style:style>
    <style:style style:name="T1" style:family="text">
      <style:text-properties fo:font-size="16pt" fo:font-weight="bold" style:font-size-asian="16pt" style:font-weight-asian="bold" style:font-weight-complex="bold"/>
    </style:style>
    <style:style style:name="T2" style:family="text">
      <style:text-properties fo:font-size="16pt" fo:font-weight="bold" officeooo:rsid="007e4c3b" style:font-size-asian="16pt" style:font-weight-asian="bold" style:font-weight-complex="bold"/>
    </style:style>
    <style:style style:name="T3" style:family="text">
      <style:text-properties fo:font-size="16pt" fo:font-weight="bold" officeooo:rsid="007e68e0" style:font-size-asian="16pt" style:font-weight-asian="bold" style:font-weight-complex="bold"/>
    </style:style>
    <style:style style:name="T4" style:family="text">
      <style:text-properties fo:font-size="16pt" fo:font-weight="bold" officeooo:rsid="00f2b2cc" style:font-size-asian="16pt" style:font-weight-asian="bold" style:font-weight-complex="bold"/>
    </style:style>
    <style:style style:name="T5" style:family="text">
      <style:text-properties fo:font-size="16pt" fo:font-weight="bold" officeooo:rsid="016c2c59" style:font-size-asian="16pt" style:font-weight-asian="bold" style:font-weight-complex="bold"/>
    </style:style>
    <style:style style:name="T6" style:family="text">
      <style:text-properties officeooo:rsid="017078a3"/>
    </style:style>
    <style:style style:name="T7" style:family="text">
      <style:text-properties officeooo:rsid="017203b3"/>
    </style:style>
    <style:style style:name="T8" style:family="text">
      <style:text-properties officeooo:rsid="01741ff8"/>
    </style:style>
    <style:style style:name="T9" style:family="text">
      <style:text-properties officeooo:rsid="017428a4"/>
    </style:style>
    <style:style style:name="T10" style:family="text">
      <style:text-properties officeooo:rsid="0174d829"/>
    </style:style>
    <style:style style:name="T11" style:family="text">
      <style:text-properties officeooo:rsid="01764bee"/>
    </style:style>
    <style:style style:name="T12" style:family="text">
      <style:text-properties officeooo:rsid="01768c3e"/>
    </style:style>
    <style:style style:name="T13" style:family="text">
      <style:text-properties officeooo:rsid="01790378"/>
    </style:style>
    <style:style style:name="T14" style:family="text">
      <style:text-properties officeooo:rsid="017bb388"/>
    </style:style>
    <style:style style:name="T15" style:family="text">
      <style:text-properties officeooo:rsid="017dc5e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амообучение за уеб разработчик </text:p>
      <text:p text:style-name="P1"/>
      <text:p text:style-name="P2"/>
      <text:p text:style-name="P5"><text:bookmark-start text:name="__DdeLink__107_2254549990"/><text:span text:style-name="T1"><text:s/>HTML <text:s/>и CSS за начинаещи – <text:s/></text:span><text:span text:style-name="T4">2</text:span><text:span text:style-name="T5">9</text:span><text:span text:style-name="T2">.03.2023 </text:span></text:p>
      <text:p text:style-name="P7"/>
      <text:p text:style-name="P6"><text:span text:style-name="T1">Урок № </text:span><text:span text:style-name="T3">1</text:span><text:span text:style-name="T5">8</text:span><text:span text:style-name="T1"> – </text:span><text:span text:style-name="T5">Как да създаваме и стилизираме списъци в HTML</text:span></text:p>
      <text:p text:style-name="P4"/>
      <text:p text:style-name="P3"/>
      <text:p text:style-name="P8"><text:bookmark-end text:name="__DdeLink__107_2254549990"/>В HTML имаме два вида списъци: подредени и неподредени. Това е подобно на списъците с номерация и списъците с точки / булети в текстообработващите програми като Microsoft Office Word и Libre Office Writer.</text:p>
      <text:p text:style-name="P8"/>
      <text:p text:style-name="P9">Ще започнем с подреден списък. Кодът тук е много лесен за изписване и запомняне</text:p>
      <text:p text:style-name="P9"/>
      <text:p text:style-name="P9"><text:s/>&lt;<text:span text:style-name="T8">о</text:span>l&gt;<text:tab/><text:tab/><text:bookmark-start text:name="__DdeLink__559_2871055792"/>- <text:span text:style-name="T7">отварящ таг на подредения списък</text:span><text:bookmark-end text:name="__DdeLink__559_2871055792"/></text:p>
      <text:p text:style-name="P9"/>
      <text:p text:style-name="P10"><text:tab/>&lt;<text:span text:style-name="T9">li&gt;</text:span><text:span text:style-name="T11">Item number 1</text:span><text:span text:style-name="T9">&lt;/li&gt; </text:span><text:bookmark-start text:name="__DdeLink__563_2871055792"/><text:span text:style-name="T9">- отварящ и затварящ таг за </text:span><text:span text:style-name="T10">предмет</text:span><text:span text:style-name="T9"> в списъка</text:span><text:bookmark-end text:name="__DdeLink__563_2871055792"/></text:p>
      <text:p text:style-name="P9"><text:s text:c="16"/></text:p>
      <text:p text:style-name="P9"><text:s text:c="12"/>&lt;/<text:span text:style-name="T8">о</text:span>l&gt; <text:bookmark-start text:name="__DdeLink__561_2871055792"/>- <text:span text:style-name="T7">затварящ таг на подредения списък</text:span><text:bookmark-end text:name="__DdeLink__561_2871055792"/></text:p>
      <text:p text:style-name="P9"/>
      <text:p text:style-name="P11">За да направим неподреден списък използваме почти същата комбинация от тагове, като единствената разлика е във водещите тагове на списъка</text:p>
      <text:p text:style-name="P11"/>
      <text:p text:style-name="P12"><text:s text:c="2"/>&lt;ul&gt;<text:tab/><text:tab/><text:span text:style-name="T6">- </text:span><text:span text:style-name="T7">отварящ таг на </text:span><text:span text:style-name="T12">не</text:span><text:span text:style-name="T7">подредения списък</text:span></text:p>
      <text:p text:style-name="P12"/>
      <text:p text:style-name="P13"><text:s text:c="16"/>&lt;li&gt;<text:bookmark-start text:name="__DdeLink__557_2871055792"/>Item number<text:bookmark-end text:name="__DdeLink__557_2871055792"/>&lt;/li&gt; <text:span text:style-name="T9">- отварящ и затварящ таг за </text:span><text:span text:style-name="T10">предмет</text:span><text:span text:style-name="T9"> в списъка</text:span></text:p>
      <text:p text:style-name="P11"><text:s text:c="15"/></text:p>
      <text:p text:style-name="P11"/>
      <text:p text:style-name="P12"><text:s text:c="12"/>&lt;/ul&gt; <text:span text:style-name="T6">- </text:span><text:span text:style-name="T7">затварящ таг на </text:span><text:span text:style-name="T12">не</text:span><text:span text:style-name="T7">подредения списък</text:span></text:p>
      <text:p text:style-name="P12"/>
      <text:p text:style-name="P12"/>
      <text:p text:style-name="P14">Това в общи линии представлява начинът, по който се създават списъци в <text:bookmark-start text:name="__DdeLink__565_2871055792"/>HTML.<text:bookmark-end text:name="__DdeLink__565_2871055792"/> Няма нищо сложно, може би малко объркващо ще Ви се стори, как можем да модифицираме нашите списъци в CSS.</text:p>
      <text:p text:style-name="P14"/>
      <text:p text:style-name="P14"/>
      <text:p text:style-name="P14">Благодарение на CSS можем да добавяме различни стилове към нашите списъци да ги преместваме и разполагаме там където искаме.</text:p>
      <text:p text:style-name="P14"/>
      <text:p text:style-name="P15">За целта, в CSS използваме таговете: ol <text:s/>и ul, точно както и в <text:span text:style-name="T13">HTML.</text:span></text:p>
      <text:p text:style-name="P15"/>
      <text:p text:style-name="P16">Примери за параметрите, които можем да задаваме на нашите списъци са:</text:p>
      <text:p text:style-name="P16"/>
      <text:p text:style-name="P16"><text:soft-page-break/><text:s/>list-style-type: upper-roman - <text:s/>с това можем да направим подреден списък с римски цифри</text:p>
      <text:p text:style-name="P16"/>
      <text:p text:style-name="P16"><text:s/>list-style-image: url(); - <text:span text:style-name="T14">можем да заменим цифрата или точката на всеки предмет в списъка с изображение по наш избор с подходящ размер</text:span></text:p>
      <text:p text:style-name="P16"><text:s text:c="4"/>background-color: <text:s/>- <text:span text:style-name="T14">с това добавяме фонов цвят на списъка, ако искаме той да се отличава от общия фон на уеб страницата</text:span></text:p>
      <text:p text:style-name="P16"><text:s text:c="4"/>padding: ; - <text:span text:style-name="T14">празно пространство около списъка</text:span></text:p>
      <text:p text:style-name="P16"><text:s text:c="4"/>list-style-position: outside / <text:span text:style-name="T15">inside</text:span>; - <text:span text:style-name="T14">позициониране на точките за предметите в списъка</text:span></text:p>
      <text:p text:style-name="P16"/>
      <text:p text:style-name="P17">Чрез селекторите ol li и ul li може да задаваме така изброените стойности само за предметите в даден списък. </text:p>
      <text:p text:style-name="P17"/>
      <text:p text:style-name="P17">Разбира се всички тези параметри могат да бъдат използвани в най-различни комбинации, както всичко останали елементи в HTML и CSS, всичко зависи от нашата креативност и желание за работа, е и разбира се времето, с което разполагаме.</text:p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bg" fo:country="BG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bg" fo:country="BG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7:14:12</meta:creation-date>
    <dc:language>en-US</dc:language>
    <dc:date>2023-03-29T13:00:43.883903892</dc:date>
    <meta:editing-cycles>594</meta:editing-cycles>
    <meta:editing-duration>P1DT11H53M19S</meta:editing-duration>
    <meta:generator>LibreOffice/7.3.7.2$Linux_X86_64 LibreOffice_project/30$Build-2</meta:generator>
    <meta:document-statistic meta:table-count="0" meta:image-count="0" meta:object-count="0" meta:page-count="2" meta:paragraph-count="25" meta:word-count="346" meta:character-count="2200" meta:non-whitespace-character-count="1775"/>
    <meta:user-defined meta:name="AppVersion">15.0000</meta:user-defined>
  </office:meta>
</office:document-meta>
</file>